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ob*</text:p>
          </table:table-cell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 office:value-type="string">
            <text:p>Someone... please, save me...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 office:value-type="string">
            <text:p>Lookout
"Oh dear, oh dear—. She's so cute when she
cries~!"</text:p>
          </table:table-cell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 office:value-type="string">
            <text:p>Lookout
"No need to worry, lady. Unfortunately for me,
the boss orders say I can't lay a finger on
ya."</text:p>
          </table:table-cell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 office:value-type="string">
            <text:p>Lookout
"Anyway, all they've gotta do is accept our
demands and open up the navel blockades, then
we'll let ya go."</text:p>
          </table:table-cell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 office:value-type="string">
            <text:p>I-Is that true...?</text:p>
          </table:table-cell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 office:value-type="string">
            <text:p>And what if... they don't...?</text:p>
          </table:table-cell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 office:value-type="string">
            <text:p>Lookout
"Who knows? I wonder what might happen~?"</text:p>
          </table:table-cell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no... help me...!</text:p>
          </table:table-cell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twitch*</text:p>
          </table:table-cell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 office:value-type="string">
            <text:p>(...I-I just remembered...)</text:p>
          </table:table-cell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Before I went to fetch water for the laundry,
I... drank lots of the leftover tea...)</text:p>
          </table:table-cell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...I'm starting to need to... g-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 office:value-type="string">
            <text:p>(I don't see a toilet in here...)</text:p>
          </table:table-cell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 office:value-type="string">
            <text:p>(D... Do I just have to... hold it...?)</text:p>
          </table:table-cell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 office:value-type="string">
            <text:p>Lookout
"Hm? What're ya lookin' around for?"</text:p>
          </table:table-cell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 office:value-type="string">
            <text:p>Lookout
"If you're plannin' on bustin' out, I'd give
up on that if I were you."</text:p>
          </table:table-cell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h! N-No... umm...</text:p>
          </table:table-cell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 office:value-type="string">
            <text:p>It's nothing! D-Don't worry about it!</text:p>
          </table:table-cell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...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 office:value-type="string">
            <text:p>(Th-That tea...)</text:p>
          </table:table-cell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 office:value-type="string">
            <text:p>(I think... I had two cups when I was with
Saotome-san and the others...)</text:p>
          </table:table-cell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 office:value-type="string">
            <text:p>(And then there was... four cups worth left
over in the pot...)</text:p>
          </table:table-cell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 office:value-type="string">
            <text:p>(I wish I hadn't... forced myself to drink
all of that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Aaargh... I want to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 office:value-type="string">
            <text:p>*wiggle* *wiggle*... *squirm* *squirm*</text:p>
          </table:table-cell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 office:value-type="string">
            <text:p>(...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 office:value-type="string">
            <text:p>(.........)</text:p>
          </table:table-cell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 office:value-type="string">
            <text:p>(Urgh... wh-what am I thinking... ////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 office:value-type="string">
            <text:p>(B-But... at this rate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 office:value-type="string">
            <text:p>(Bathroom.... ohhh...)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 office:value-type="string">
            <text:p>(Bathroom.... 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 office:value-type="string">
            <text:p>(Aah... I wanna go to the bathroom, I really...
really wanna go, bad...!!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 office:value-type="string">
            <text:p>(Wh-What do I do... at this rate... I...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 office:value-type="string">
            <text:p>(Ooooh... ////)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 office:value-type="string">
            <text:p>Lookout
"Sure are hyper, ain'tcha, lady?"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 office:value-type="string">
            <text:p>Lookout
"Gotta tinkle?"</text:p>
          </table:table-cell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Fuweeehh! Th-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 office:value-type="string">
            <text:p>That's n-not it at all!!!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 office:value-type="string">
            <text:p>Lookout
"Ha ha ha!! You've gone redder than a tomato!
You sure are precious!!"</text:p>
          </table:table-cell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 office:value-type="string">
            <text:p>Lookout
"You gotta pee, right? I ain't wrong, am I?"</text:p>
          </table:table-cell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You are!!</text:p>
          </table:table-cell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 office:value-type="string">
            <text:p>Lookout
"Reeealy? You suuure you don't want to pee~?"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L-Like I said... that's not... it...!!</text:p>
          </table:table-cell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 office:value-type="string">
            <text:p>Lookout
"Ah. Got it."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</text:p>
          </table:table-cell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 office:value-type="string">
            <text:p>(H-He's just staring at me... what now...
I-I can't even moooove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 office:value-type="string">
            <text:p>(I wanna go to the bathroooom! I-I can't...
hold it anymore...!!)</text:p>
          </table:table-cell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 office:value-type="string">
            <text:p>(Someone... anyooone...!!)</text:p>
          </table:table-cell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 office:value-type="string">
            <text:p>Lookout
"Fufufu! Hypothetically speakin', lady."</text:p>
          </table:table-cell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 office:value-type="string">
            <text:p>Lookout
"If, hypothetically speakin', ya can't hold
your pee no more, that pot right over there
is your very own private toilet."</text:p>
          </table:table-cell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 office:value-type="string">
            <text:p>Lookout
"No need to hold back, feel free to let it all
out. Fshhhhhhhhhhh. Like that, ya know?"</text:p>
          </table:table-cell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h-Wh-What a horrible thing to say!!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 office:value-type="string">
            <text:p>As if I would... d-do such a thing in a place
like this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 office:value-type="string">
            <text:p>Lookout
"Huuuh, ya sure about that?"</text:p>
          </table:table-cell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 office:value-type="string">
            <text:p>Lookout
"You gonna be able to hold it much longer,
li'l lady~?"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f... course I am... ////</text:p>
          </table:table-cell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 office:value-type="string">
            <text:p>I can do... a-at least... that m—</text:p>
          </table:table-cell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 office:value-type="string">
            <text:p>Hiuuuuuuuu!!! *shudder*</text:p>
          </table:table-cell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 office:value-type="string">
            <text:p>Ah... nn... ooh... *cleeeeeeench~*</text:p>
          </table:table-cell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 office:value-type="string">
            <text:p>Lookout
"Hahaha! You're like a kindergartner!"</text:p>
          </table:table-cell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 office:value-type="string">
            <text:p>Lookout
"Ain't it all gonna come out if ya stop
holdin' yourself? That bad, huh??"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... don't... say something... like that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 office:value-type="string">
            <text:p>Lookout
"I say ya give up and do your business over
there."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 office:value-type="string">
            <text:p>Lookout
"I'll just be over here watchin'. Fufu!"</text:p>
          </table:table-cell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I can't... I just can't... no matter whaaa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 office:value-type="string">
            <text:p>(Hold it... hold... hol...d it!!)</text:p>
          </table:table-cell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 office:value-type="string">
            <text:p>(It's coming... it's coming... it's coming...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 office:value-type="string">
            <text:p>(I'm gonna wet myself... bathroom... ah, ah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 office:value-type="string">
            <text:p>(I want to peeee!!!)</text:p>
          </table:table-cell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 office:value-type="string">
            <text:p>(I can't take it anymore!! Please, let me pee...
it's going to come ouuuut!!)</text:p>
          </table:table-cell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 office:value-type="string">
            <text:p>(I'm gonna wet myself!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 office:value-type="string">
            <text:p>Lookout
"Do your best! You've got a bigger bladder on
you than ya look~!"</text:p>
          </table:table-cell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 office:value-type="string">
            <text:p>Lookout
"It's a real sight, I'm tellin ya~!"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 office:value-type="string">
            <text:p>Umm... umm...</text:p>
          </table:table-cell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P-Please... just... just leave me alone for
a minute!!</text:p>
          </table:table-cell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 office:value-type="string">
            <text:p>Lookout
"Hmmm~? Why's that, huh~?"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W-Well... it's... /////</text:p>
          </table:table-cell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 office:value-type="string">
            <text:p>I c-can't... so... ////</text:p>
          </table:table-cell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 office:value-type="string">
            <text:p>Lookout
"Speak up, would ya? I can't hear ya when
you're mumblin' like that."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oh... ////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 office:value-type="string">
            <text:p>Please... stop bullying me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 office:value-type="string">
            <text:p>Hurry... hurryyy...!!!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 office:value-type="string">
            <text:p>Lookout
"Whaddya mean, hurry? Just what are ya
plannin' on doin' behind my ba—"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 office:value-type="string">
            <text:p>Panicked Bandit
"H-Hey! Gimme a hand!!"</text:p>
          </table:table-cell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 office:value-type="string">
            <text:p>Lookout
"Woah, ya made me jump!! What's got your
panties in a twist...?"</text:p>
          </table:table-cell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 office:value-type="string">
            <text:p>Panicked Bandit
"The other hostage, the brat... she's done a
runner!"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 office:value-type="string">
            <text:p>Panicked Bandit
"We even had 'er surrounded, but she sent us
flyin' and scarpered!"</text:p>
          </table:table-cell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 office:value-type="string">
            <text:p>Lookout
"Oi, oi, are you shittin' me? The kid with
the weird clothes?"</text:p>
          </table:table-cell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 office:value-type="string">
            <text:p>Panicked Bandit
"Follow me, already! We're gonna feel the boss'
fury if we let this one go!!"</text:p>
          </table:table-cell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 office:value-type="string">
            <text:p>Lookout
"Damn, and it was just gettin' good, too..."</text:p>
          </table:table-cell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-Now, I can...!!</text:p>
          </table:table-cell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 office:value-type="string">
            <text:p>Oooh... this... r-really is embarrassing, after
all...</text:p>
          </table:table-cell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 office:value-type="string">
            <text:p>What... what should I...? /////</text:p>
          </table:table-cell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 office:value-type="string">
            <text:p>Go to #10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n't do it</text:p>
          </table:table-cell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 office:value-type="string">
            <text:p>Go to #13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it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ooh... I-I caaaan't! ////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 office:value-type="string">
            <text:p>Wh-What if... he came back while I was going...?
He would see me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 office:value-type="string">
            <text:p>Ah... ah... nn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 office:value-type="string">
            <text:p>Hold it... hold it... h-hold iiiiiit!!</text:p>
          </table:table-cell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 office:value-type="string">
            <text:p>Nnn... nnngh, gh... hah... huuu...!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 office:value-type="string">
            <text:p>*squeeeeeeeeeeze* *brrrrrrrrrrrr*</text:p>
          </table:table-cell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 office:value-type="string">
            <text:p>*twist* *squirm*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 office:value-type="string">
            <text:p>Pee... pee... pee... pee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 office:value-type="string">
            <text:p>Hold... pee... h-hol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 office:value-type="string">
            <text:p>Bathroom... hold it! Hold it! Aaah!</text:p>
          </table:table-cell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 office:value-type="string">
            <text:p>Pee, h-hol... d, ah, ahh, ah...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 office:value-type="string">
            <text:p>N-No... I have to... I have to... pee...!</text:p>
          </table:table-cell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 office:value-type="string">
            <text:p>I have to go, now! Pee... ah, I can't...!
It's going to come out!!</text:p>
          </table:table-cell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 office:value-type="string">
            <text:p>No... I really c-can't... hold... i-it..
anymooooore!!</text:p>
          </table:table-cell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 office:value-type="string">
            <text:p>Nnnnngh...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 office:value-type="string">
            <text:p>Lookout
"Woah-hoah!! Li'l lady!"</text:p>
          </table:table-cell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 office:value-type="string">
            <text:p>Hyaaaaaanh!!!</text:p>
          </table:table-cell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 office:value-type="string">
            <text:p>Lookout
"What, you still ain't gone?"</text:p>
          </table:table-cell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U-Um... U-Umm... wh-wh-what is it?!</text:p>
          </table:table-cell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 office:value-type="string">
            <text:p>Lookout
"Nah~, it's just that the other hostage up'n
ran away."</text:p>
          </table:table-cell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 office:value-type="string">
            <text:p>Lookout
"So the boss said, `I just can't trust you
dumbasses with lookout duty, can I?! Get the
other broad from her cell to my room!`"</text:p>
          </table:table-cell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 office:value-type="string">
            <text:p>Lookout
"I'll take ya. C'mon."</text:p>
          </table:table-cell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ooo!! W-Wait... please, just wait a second!!</text:p>
          </table:table-cell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 office:value-type="string">
            <text:p>I-I... it's... no good, I c-can't hold it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ooo!!</text:p>
          </table:table-cell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 office:value-type="string">
            <text:p>Lookout
"If, on the off-chance, I let you run away too,
who knows what'll happen to me."</text:p>
          </table:table-cell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 office:value-type="string">
            <text:p>Lookout
"Sorry, lady, but you'll have to save your
pee for the boss' room."</text:p>
          </table:table-cell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 office:value-type="string">
            <text:p>Go to 630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Tha... aa.. t's...</text:p>
          </table:table-cell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 office:value-type="string">
            <text:p>Do it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If I'm going to do it, n... now's my... only chance...
but...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 office:value-type="string">
            <text:p>But... but... this is too e-embarr—</text:p>
          </table:table-cell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 office:value-type="string">
            <text:p>*pshhhhh*!</text:p>
          </table:table-cell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 office:value-type="string">
            <text:p>Ahhn, nh... n-no... aaaah!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 office:value-type="string">
            <text:p>It's coming! It's comiiiiing!!
I-I can't hold iiiiiiit!!</text:p>
          </table:table-cell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 office:value-type="string">
            <text:p>*psshhhhhhhhhhhhhhhhhhhhhhhhhhhhhhhh*!!!!</text:p>
          </table:table-cell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 office:value-type="string">
            <text:p>Nnnn...</text:p>
          </table:table-cell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 office:value-type="string">
            <text:p>Ah... haaaaaaaaaaaahhh...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 office:value-type="string">
            <text:p>Lookout
"Hoh!! You're really goin' for it, huh, lady!"</text:p>
          </table:table-cell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 office:value-type="string">
            <text:p>Hah... haheeeeeeeeeeeeeeeeeehhhhhhhh?!?!?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 office:value-type="string">
            <text:p>N-Nooooooo! Stop!! Don't look...!!! //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 office:value-type="string">
            <text:p>Lookout
"Looks like you were really holdin' it~!"</text:p>
          </table:table-cell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 office:value-type="string">
            <text:p>Lookout
"You were keepin' all that stored up inside ya?
And without leakin' it, too! Amazin', amazin'!"</text:p>
          </table:table-cell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(Noooooooooooooooo!! Qu-Quickly...
hurry up and finiiiiiiiiish!!! //////)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 office:value-type="string">
            <text:p>Lookout
"......"</text:p>
          </table:table-cell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Lookout
".............."</text:p>
          </table:table-cell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 office:value-type="string">
            <text:p>Lookout
"Uhh... hey, lady... it's still comin' out...?"</text:p>
          </table:table-cell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 office:value-type="string">
            <text:p>Lookout
"Eh, that really is somethin'..."</text:p>
          </table:table-cell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 office:value-type="string">
            <text:p>Lookout
"Just how much were you keepin' in there...?!"</text:p>
          </table:table-cell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It... it's because... because!! 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 office:value-type="string">
            <text:p>Lookout
"Look... the boss told me to take the hostage
to her room."</text:p>
          </table:table-cell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 office:value-type="string">
            <text:p>Lookout
"So hurry up and finish, would ya...?"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You say that... but...!!</text:p>
          </table:table-cell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 office:value-type="string">
            <text:p>I was holding it so much that it won't
stoooooooooooop!!! 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8:22:14+02:00</meta:creation-date>
    <dc:date>2020-05-30T18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